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 fo:language="el" fo:country="GR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 fo:language="el" fo:country="GR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T61" style:parent-style-name="Προεπιλεγμένηγραμματοσειρά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63" style:parent-style-name="Προεπιλεγμένηγραμματοσειρά" style:family="text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/>
    </style:style>
    <style:style style:name="T66" style:parent-style-name="Προεπιλεγμένηγραμματοσειρά" style:family="text">
      <style:text-properties style:font-name="Times New Roman"/>
    </style:style>
    <style:style style:name="T67" style:parent-style-name="Υπερ-σύνδεση" style:family="text">
      <style:text-properties style:font-name="Times New Roman"/>
    </style:style>
    <style:style style:name="T68" style:parent-style-name="Προεπιλεγμένηγραμματοσειρά" style:family="text">
      <style:text-properties style:font-name="Times New Roman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</text:span><text:span text:style-name="T55">14</text:span><text:span text:style-name="T56">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<text:s/></text:span><text:span text:style-name="T57">World Scientific.</text:span></text:p>
      <text:p text:style-name="P58"/>
      <text:p text:style-name="P59">[15]<text:s/>AmaliaTodirascu, Rodrigo Wilkens, Eva Rolin, Thomas Franc¸ois, Delphine Bernhard, and Nuria Gala. 2022.</text:p>
      <text:p text:style-name="P60"/>
      <text:p text:style-name="Standard"><text:span text:style-name="T61">[13] Gatt, A., &amp; Krahmer, E. (2018). Survey of the state of the art in natural language generation: Core tasks, applications and evaluation.<text:s/></text:span><text:span text:style-name="T62">Journal of Artificial Intelligence Research</text:span><text:span text:style-name="T63">, 61, 65-170.</text:span></text:p>
      <text:p text:style-name="P64"/>
      <text:soft-page-break/>
      <text:p text:style-name="Standard"><text:span text:style-name="T65">[16]<text:s/></text:span><text:span text:style-name="T66">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7">https://www.semanticscholar.org/paper/A-Review-of-Research-Based-Automatic-Text-Tools-Espinosa-Zaragoza-Salas/5a06ebdb791ec164441e635d1b209ff196da1e60y.org/2023.ranlp-1.36.pdf <text:s/>page 2</text:span></text:a><text:span text:style-name="T68">( section 3.1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16T19:58:00Z</dc:date>
    <meta:template xlink:href="Normal.dotm" xlink:type="simple"/>
    <meta:editing-cycles>22</meta:editing-cycles>
    <meta:editing-duration>PT7860S</meta:editing-duration>
    <meta:document-statistic meta:page-count="2" meta:paragraph-count="7" meta:word-count="543" meta:character-count="3634" meta:row-count="25" meta:non-whitespace-character-count="3098"/>
  </office:meta>
</office:document-meta>
</file>